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4550000031F05171F8EF8A890F0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Изображение2" text:anchor-type="char" svg:width="18cm" svg:height="12.968cm" draw:z-index="0"><draw:image xlink:href="Pictures/10000000000004550000031F05171F8EF8A890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1:51:47.791714797</meta:creation-date>
    <dc:title>Default</dc:title>
    <meta:editing-cycles>2</meta:editing-cycles>
    <meta:editing-duration>PT2M41S</meta:editing-duration>
    <meta:generator>LibreOffice/7.5.2.1$Linux_X86_64 LibreOffice_project/50$Build-1</meta:generator>
    <dc:date>2024-11-26T11:54:29.053471154</dc:date>
    <meta:document-statistic meta:table-count="1" meta:image-count="1" meta:object-count="0" meta:page-count="1" meta:paragraph-count="10" meta:word-count="23" meta:character-count="86" meta:non-whitespace-character-count="73"/>
  </office:meta>
</office:document-meta>
</file>